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2.77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3.08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0.90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1.37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0.93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3.1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1.331cm"/>
    </style:style>
    <style:style style:name="gr8" style:family="graphic" style:parent-style-name="standard">
      <style:graphic-properties draw:stroke="none" draw:fill="none" draw:auto-grow-width="true" fo:min-height="0.573cm" fo:min-width="0.5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1.039cm"/>
    </style:style>
    <style:style style:name="gr10" style:family="graphic" style:parent-style-name="objectwithoutfill">
      <style:graphic-properties svg:stroke-width="0.106cm" draw:marker-start-width="0.359cm" draw:marker-end="Dimension_20_Lines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true" fo:max-height="0cm" fo:min-height="0.573cm" fo:min-width="3.042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ans Narrow" fo:font-size="14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style:font-name="Liberation Sans Narrow" fo:font-size="14pt"/>
    </style:style>
    <style:style style:name="P4" style:family="paragraph">
      <loext:graphic-properties draw:fill-color="#ffffff"/>
    </style:style>
    <style:style style:name="T1" style:family="text">
      <style:text-properties style:font-name="Liberation Sans Narrow" fo:font-size="14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3.271cm" svg:height="0.823cm" svg:x="2.653cm" svg:y="0cm">
          <draw:text-box>
            <text:p text:style-name="P1"><text:span text:style-name="T1">Glucocorticoids</text:span></text:p>
          </draw:text-box>
        </draw:frame>
        <draw:frame draw:style-name="gr2" draw:text-style-name="P2" draw:layer="layout" svg:width="3.584cm" svg:height="0.823cm" svg:x="9.003cm" svg:y="0cm">
          <draw:text-box>
            <text:p text:style-name="P1"><text:span text:style-name="T1">Anabolic steroids</text:span></text:p>
          </draw:text-box>
        </draw:frame>
        <draw:frame draw:style-name="gr3" draw:text-style-name="P2" draw:layer="layout" svg:width="1.404cm" svg:height="0.823cm" svg:x="10.368cm" svg:y="6.685cm">
          <draw:text-box>
            <text:p text:style-name="P1"><text:span text:style-name="T1">Foxo</text:span></text:p>
          </draw:text-box>
        </draw:frame>
        <draw:frame draw:style-name="gr4" draw:text-style-name="P2" draw:layer="layout" svg:width="1.874cm" svg:height="0.823cm" svg:x="10.133cm" svg:y="3.386cm">
          <draw:text-box>
            <text:p text:style-name="P1"><text:span text:style-name="T1">REDD1</text:span></text:p>
          </draw:text-box>
        </draw:frame>
        <draw:frame draw:style-name="gr5" draw:text-style-name="P2" draw:layer="layout" svg:width="1.433cm" svg:height="0.823cm" svg:x="3.393cm" svg:y="3.296cm">
          <draw:text-box>
            <text:p text:style-name="P1"><text:span text:style-name="T1">IGF-I</text:span></text:p>
          </draw:text-box>
        </draw:frame>
        <draw:frame draw:style-name="gr6" draw:text-style-name="P2" draw:layer="layout" svg:width="3.652cm" svg:height="0.823cm" svg:x="3.05cm" svg:y="6.685cm">
          <draw:text-box>
            <text:p text:style-name="P1"><text:span text:style-name="T1">mTOR complex 1</text:span></text:p>
          </draw:text-box>
        </draw:frame>
        <draw:frame draw:style-name="gr7" draw:text-style-name="P2" draw:layer="layout" svg:width="1.831cm" svg:height="0.823cm" svg:x="10.154cm" svg:y="8.792cm">
          <draw:text-box>
            <text:p text:style-name="P1"><text:span text:style-name="T1">MuRF1</text:span></text:p>
          </draw:text-box>
        </draw:frame>
        <draw:frame draw:style-name="gr8" draw:text-style-name="P3" draw:layer="layout" svg:width="1.09cm" svg:height="0.823cm" svg:x="7.588cm" svg:y="5.08cm">
          <draw:text-box>
            <text:p text:style-name="P1"><text:span text:style-name="T1">Akt</text:span></text:p>
          </draw:text-box>
        </draw:frame>
        <draw:frame draw:style-name="gr9" draw:text-style-name="P2" draw:layer="layout" svg:width="1.539cm" svg:height="0.823cm" svg:x="4.106cm" svg:y="8.792cm">
          <draw:text-box>
            <text:p text:style-name="P1"><text:span text:style-name="T1">4EBP</text:span></text:p>
          </draw:text-box>
        </draw:frame>
        <draw:line draw:style-name="gr10" draw:text-style-name="P3" draw:layer="layout" svg:x1="4.318cm" svg:y1="1.27cm" svg:x2="4.318cm" svg:y2="3.451cm">
          <text:p/>
        </draw:line>
        <draw:line draw:style-name="gr10" draw:text-style-name="P3" draw:layer="layout" svg:x1="11.176cm" svg:y1="1.205cm" svg:x2="11.176cm" svg:y2="3.386cm">
          <text:p/>
        </draw:line>
        <draw:line draw:style-name="gr11" draw:text-style-name="P3" draw:layer="layout" svg:x1="1.016cm" svg:y1="1.593cm" svg:x2="-4.572cm" svg:y2="3.387cm">
          <text:p/>
        </draw:line>
        <draw:line draw:style-name="gr11" draw:text-style-name="P3" draw:layer="layout" svg:x1="5.334cm" svg:y1="0.867cm" svg:x2="10.414cm" svg:y2="3.048cm">
          <text:p/>
        </draw:line>
        <draw:line draw:style-name="gr10" draw:text-style-name="P3" draw:layer="layout" svg:x1="10.922cm" svg:y1="4.004cm" svg:x2="8.128cm" svg:y2="5.079cm">
          <text:p/>
        </draw:line>
        <draw:line draw:style-name="gr11" draw:text-style-name="P3" draw:layer="layout" svg:x1="4.826cm" svg:y1="4.021cm" svg:x2="7.874cm" svg:y2="5.079cm">
          <text:p/>
        </draw:line>
        <draw:g>
          <draw:frame draw:style-name="gr12" draw:text-style-name="P2" draw:layer="layout" svg:width="3.542cm" svg:height="0.823cm" svg:x="2.22cm" svg:y="11.877cm">
            <draw:text-box>
              <text:p text:style-name="P1"><text:span text:style-name="T1">protein synthesis</text:span></text:p>
            </draw:text-box>
          </draw:frame>
          <draw:frame draw:style-name="gr12" draw:text-style-name="P2" draw:layer="layout" svg:width="4.397cm" svg:height="0.823cm" svg:x="8.623cm" svg:y="11.877cm">
            <draw:text-box>
              <text:p text:style-name="P1"><text:span text:style-name="T1">proteasome / ubiqutin</text:span></text:p>
            </draw:text-box>
          </draw:frame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2999992370605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1cm" fo:margin-bottom="0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8cm" fo:margin-bottom="0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19cm" fo:margin-bottom="0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9cm" fo:margin-bottom="0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9cm" fo:margin-bottom="0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9cm" fo:margin-bottom="0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9cm" fo:margin-bottom="0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9cm" fo:margin-bottom="0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7.498cm" svg:x="1cm" svg:y="2.523cm"/>
      <draw:page-thumbnail draw:layer="backgroundobjects" svg:width="8.999cm" svg:height="7.498cm" svg:x="1cm" svg:y="11.099cm"/>
      <draw:page-thumbnail draw:layer="backgroundobjects" svg:width="8.999cm" svg:height="7.498cm" svg:x="1cm" svg:y="19.675cm"/>
      <draw:page-thumbnail draw:layer="backgroundobjects" svg:width="8.999cm" svg:height="7.498cm" svg:x="11cm" svg:y="2.523cm"/>
      <draw:page-thumbnail draw:layer="backgroundobjects" svg:width="8.999cm" svg:height="7.498cm" svg:x="11cm" svg:y="11.099cm"/>
      <draw:page-thumbnail draw:layer="backgroundobjects" svg:width="8.999cm" svg:height="7.498cm" svg:x="11cm" svg:y="19.675cm"/>
    </style:handout-master>
    <style:master-page style:name="Default" style:page-layout-name="PM1" draw:style-name="Mdp1">
      <draw:frame presentation:style-name="Default-title" draw:layer="backgroundobjects" svg:width="13.715cm" svg:height="2.12cm" svg:x="0.762cm" svg:y="0.505cm" presentation:class="title" presentation:placeholder="true">
        <draw:text-box/>
      </draw:frame>
      <draw:frame presentation:style-name="Default-outline1" draw:layer="backgroundobjects" svg:width="13.715cm" svg:height="7.365cm" svg:x="0.762cm" svg:y="2.971cm" presentation:class="outline" presentation:placeholder="true">
        <draw:text-box/>
      </draw:frame>
      <draw:frame presentation:style-name="Mpr1" draw:text-style-name="MP2" draw:layer="backgroundobjects" svg:width="3.55cm" svg:height="0.876cm" svg:x="0.762cm" svg:y="11.56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1cm" svg:height="0.876cm" svg:x="5.212cm" svg:y="11.56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876cm" svg:x="10.927cm" svg:y="11.56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6-06T21:10:51.354157212</meta:creation-date>
    <dc:date>2015-06-06T21:37:52.713634704</dc:date>
    <dc:creator>ayf </dc:creator>
    <meta:editing-duration>PT20M50S</meta:editing-duration>
    <meta:editing-cycles>8</meta:editing-cycles>
    <meta:generator>LibreOffice/4.4.3.2$Linux_X86_64 LibreOffice_project/40m0$Build-2</meta:generator>
    <meta:document-statistic meta:object-count="41"/>
  </office:meta>
</office:document-meta>
</file>